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4.9673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3.8953in"/>
    </style:style>
    <style:style style:name="co25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 style:data-style-name="N12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https://www.cbc.ca/news/canada/kitchener-waterloo/acclaimed-candidates-waterloo-region-2022-municipal-election-1.6563319 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NorthDumfries-Mayor,NorthDumfries-Ward-03,NorthDumfries-Ward-04,Wellesley-Mayor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4.1$Linux_X86_64 LibreOffice_project/fe4468db8de113d2844a8733dd094506af778b51</meta:generator>
    <dc:date>2022-09-06T19:14:59.193152706</dc:date>
    <meta:editing-duration>PT9H40M22S</meta:editing-duration>
    <meta:editing-cycles>31</meta:editing-cycles>
    <meta:document-statistic meta:table-count="5" meta:cell-count="1286" meta:object-count="0"/>
  </office:meta>
</office:document-meta>
</file>